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1pt" fo:font-weight="normal" officeooo:rsid="0059988c" officeooo:paragraph-rsid="0059988c" style:font-name-asian="Microsoft JhengHei fixed" style:font-size-asian="9.60000038146973pt" style:font-style-asian="normal" style:font-weight-asian="normal" style:font-size-complex="11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5pt" fo:font-weight="normal" officeooo:rsid="001c3b9d" officeooo:paragraph-rsid="001c3b9d" style:font-name-asian="Microsoft JhengHei fixed" style:font-size-asian="15pt" style:font-style-asian="normal" style:font-weight-asian="normal" style:font-size-complex="15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weight="normal" officeooo:rsid="0015e227" officeooo:paragraph-rsid="0015e227" style:font-weight-asian="normal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weight="normal" officeooo:rsid="0015e227" officeooo:paragraph-rsid="002c4b9e" style:font-weight-asian="normal" style:font-weight-complex="normal"/>
    </style:style>
    <style:style style:name="P6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7485be" style:font-name-asian="Microsoft JhengHei fixed" style:font-size-asian="9.60000038146973pt" style:font-style-asian="normal" style:font-weight-asian="bold" style:font-size-complex="11pt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1pt" fo:font-weight="normal" officeooo:rsid="0059988c" officeooo:paragraph-rsid="0059988c" style:font-name-asian="Microsoft JhengHei fixed" style:font-size-asian="9.60000038146973pt" style:font-style-asian="normal" style:font-weight-asian="normal" style:font-size-complex="11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1pt" fo:font-weight="normal" officeooo:rsid="0059988c" officeooo:paragraph-rsid="007485be" style:font-name-asian="Microsoft JhengHei fixed" style:font-size-asian="9.60000038146973pt" style:font-style-asian="normal" style:font-weight-asian="normal" style:font-size-complex="11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1pt" fo:font-weight="normal" officeooo:rsid="00728e6f" officeooo:paragraph-rsid="00728e6f" style:font-name-asian="Microsoft JhengHei fixed" style:font-size-asian="9.60000038146973pt" style:font-style-asian="normal" style:font-weight-asian="normal" style:font-size-complex="11pt" style:font-weight-complex="normal"/>
    </style:style>
    <style:style style:name="P11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7485be" style:font-name-asian="Microsoft JhengHei fixed" style:font-size-asian="15pt" style:font-style-asian="normal" style:font-weight-asian="bold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你真懂錢嗎</text:h>
      <text:p text:style-name="P1"/>
      <text:p text:style-name="P2">有一點智商</text:p>
      <text:p text:style-name="P2">是一件很危險的事</text:p>
      <text:p text:style-name="P2">總覺得看懂了宇宙</text:p>
      <text:p text:style-name="P2">也自以爲自己是宇宙的中心</text:p>
      <text:p text:style-name="P2">但是</text:p>
      <text:p text:style-name="P2">邏輯多繞幾圈</text:p>
      <text:p text:style-name="P2">就暈得比豬的智商還不如</text:p>
      <text:p text:style-name="P2">這是貪婪而愚蠢的人類的通性</text:p>
      <text:p text:style-name="P2">烏合之衆</text:p>
      <text:p text:style-name="P2">像病毒一樣</text:p>
      <text:p text:style-name="P2">有腦不用腦</text:p>
      <text:p text:style-name="P2"/>
      <text:p text:style-name="P2">錢就是一種繞暈人的東西</text:p>
      <text:p text:style-name="P2"/>
      <text:p text:style-name="P2">什麼是錢？</text:p>
      <text:p text:style-name="P2">很少人真正關心</text:p>
      <text:p text:style-name="P2">廢紙如何變成錢的</text:p>
      <text:p text:style-name="P2">更少有人懂得捍衛自己</text:p>
      <text:p text:style-name="P2">更不用說國家的財富</text:p>
      <text:p text:style-name="P2"/>
      <text:p text:style-name="P2">錢不是紙幣</text:p>
      <text:p text:style-name="P2">也不是金銀</text:p>
      <text:p text:style-name="P2">錢是一種被認可的仁信</text:p>
      <text:p text:style-name="P2">當然</text:p>
      <text:p text:style-name="P2">這認可</text:p>
      <text:p text:style-name="P2">可以是一種無腦的認可</text:p>
      <text:p text:style-name="P2">只要你有能力讓無腦的人認可</text:p>
      <text:p text:style-name="P2">一坨屎都能賣出黃金的價格</text:p>
      <text:p text:style-name="P2"/>
      <text:p text:style-name="P2">烏合之衆不思考錢</text:p>
      <text:p text:style-name="P2">就像他們不懂民主一樣</text:p>
      <text:p text:style-name="P2">他們愚蠢地以爲</text:p>
      <text:p text:style-name="P2">有選票</text:p>
      <text:p text:style-name="P2">能罵政客</text:p>
      <text:p text:style-name="P2">就是優於封建社會的制度 就是民主</text:p>
      <text:p text:style-name="P2">民主在他們嘴裡</text:p>
      <text:p text:style-name="P2">就像放屁一樣</text:p>
      <text:p text:style-name="P2">成了一種口號</text:p>
      <text:p text:style-name="P2">完全不考慮如何實現</text:p>
      <text:p text:style-name="P2">就像從來不看合同的小字體陷阱一樣</text:p>
      <text:p text:style-name="P2">他們不關心所選的政客是否是外國資本的代理人</text:p>
      <text:p text:style-name="P2">而且他們也沒這個智商去看懂</text:p>
      <text:p text:style-name="P2">如果有這個智商</text:p>
      <text:p text:style-name="P2">也不會貪婪地坐等政府印錢補貼</text:p>
      <text:p text:style-name="P2"/>
      <text:p text:style-name="P10">一個連自己政府的針頭都打不過的烏合之衆</text:p>
      <text:p text:style-name="P10">居然叫囂要打贏別人的機槍坦克</text:p>
      <text:p text:style-name="P10">要捍衛別人的，是的，別人的民主自由</text:p>
      <text:p text:style-name="P10"/>
      <text:p text:style-name="P10">真他媽的</text:p>
      <text:p text:style-name="P10">宇宙級別的笑話</text:p>
      <text:p text:style-name="P2"/>
      <text:p text:style-name="P2">這就是烏合之衆紙幣一樣的智商</text:p>
      <text:p text:style-name="P2">動嘴不動腦</text:p>
      <text:p text:style-name="P2">別人一忽悠</text:p>
      <text:p text:style-name="P2">就喊着口號到處跑</text:p>
      <text:p text:style-name="P2"/>
      <text:p text:style-name="P2">他們不明白</text:p>
      <text:p text:style-name="P2">人擁有了仁信就擁有了金錢</text:p>
      <text:p text:style-name="P2">卻捨本逐末</text:p>
      <text:p text:style-name="P2">用仁信交換紙幣</text:p>
      <text:p text:style-name="P3"/>
      <text:p text:style-name="P4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23T18:05:18.000212581</dc:date>
    <meta:editing-duration>PT2H43M27S</meta:editing-duration>
    <meta:editing-cycles>94</meta:editing-cycles>
    <meta:document-statistic meta:table-count="0" meta:image-count="0" meta:object-count="0" meta:page-count="1" meta:paragraph-count="54" meta:word-count="462" meta:character-count="463" meta:non-whitespace-character-count="462"/>
  </office:meta>
</office:document-meta>
</file>